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20000B24000072CB00004C911AEEF58E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1.828cm" svg:height="14.559cm" svg:x="-0.027cm" svg:y="0.033cm">
          <draw:image xlink:href="Pictures/20000B24000072CB00004C911AEEF58E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77cm" fo:margin-bottom="0cm" fo:text-indent="0cm"/>
      <style:text-properties fo:font-size="19.3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06cm" fo:margin-bottom="0cm" fo:text-indent="0cm"/>
      <style:text-properties fo:font-size="16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37cm" fo:margin-bottom="0cm" fo:text-indent="0cm"/>
      <style:text-properties fo:font-size="13.8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68cm" fo:margin-bottom="0cm" fo:text-indent="0cm"/>
      <style:text-properties fo:font-size="13.8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68cm" fo:margin-bottom="0cm" fo:text-indent="0cm"/>
      <style:text-properties fo:font-size="13.8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68cm" fo:margin-bottom="0cm" fo:text-indent="0cm"/>
      <style:text-properties fo:font-size="13.8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68cm" fo:margin-bottom="0cm" fo:text-indent="0cm"/>
      <style:text-properties fo:font-size="13.8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68cm" fo:margin-bottom="0cm" fo:text-indent="0cm"/>
      <style:text-properties fo:font-size="13.8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6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9cm" fo:page-height="14.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draw:frame presentation:style-name="Standard-title" draw:layer="backgroundobjects" svg:width="19.709cm" svg:height="2.437cm" svg:x="1.095cm" svg:y="0.581cm" presentation:class="title" presentation:placeholder="true">
        <draw:text-box/>
      </draw:frame>
      <draw:frame presentation:style-name="Standard-outline1" draw:layer="backgroundobjects" svg:width="19.709cm" svg:height="8.467cm" svg:x="1.095cm" svg:y="3.415cm" presentation:class="outline" presentation:placeholder="true">
        <draw:text-box/>
      </draw:frame>
      <draw:frame presentation:style-name="Mpr1" draw:text-style-name="MP2" draw:layer="backgroundobjects" svg:width="5.102cm" svg:height="1.006cm" svg:x="1.095cm" svg:y="13.29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941cm" svg:height="1.006cm" svg:x="7.489cm" svg:y="13.29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102cm" svg:height="1.006cm" svg:x="15.702cm" svg:y="13.299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1T11:46:44.961000000</meta:creation-date>
    <dc:date>2017-10-11T19:25:58.018000000</dc:date>
    <meta:editing-duration>PT33M17S</meta:editing-duration>
    <meta:editing-cycles>2</meta:editing-cycles>
    <meta:generator>LibreOffice/4.4.5.2$Windows_x86 LibreOffice_project/a22f674fd25a3b6f45bdebf25400ed2adff0ff99</meta:generator>
    <meta:document-statistic meta:object-count="24"/>
  </office:meta>
</office:document-meta>
</file>